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m1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-4hz-7deg-8mm succeed incrementa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mpl \ 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k -inc: works only if coming from previous amplitude values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f ok con osc 3deg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Fail – ok 10deg</text:p>
          </table:table-cell>
          <table:table-cell office:value-type="string" calcext:value-type="string">
            <text:p>f ok con osc 8de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il – ok 17deg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6.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mpl \ 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30deg works</text:p>
          </table:table-cell>
          <table:table-cell table:number-columns-repeated="3"/>
          <table:table-cell office:value-type="string" calcext:value-type="string">
            <text:p>a1 verde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40deg works</text:p>
          </table:table-cell>
          <table:table-cell table:number-columns-repeated="3"/>
          <table:table-cell office:value-type="string" calcext:value-type="string">
            <text:p>a2 blu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7v-25deg-15mm-5hz working!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8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mpl \ 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ok if coming from 5, fails if coming from stoppe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 – inc</text:p>
          </table:table-cell>
          <table:table-cell office:value-type="string" calcext:value-type="string">
            <text:p>f okay with 20deg 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1" office:value-type="string" calcext:value-type="string">
            <text:p>3 palline</text:p>
          </table:table-cell>
          <table:table-cell/>
          <table:table-cell table:style-name="ce2" office:value-type="string" calcext:value-type="string">
            <text:p>3pallin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3.5Hz</text:p>
          </table:table-cell>
          <table:table-cell/>
          <table:table-cell table:style-name="ce2" office:value-type="string" calcext:value-type="string">
            <text:p>4Hz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10deg/15mm</text:p>
          </table:table-cell>
          <table:table-cell/>
          <table:table-cell table:style-name="ce2" office:value-type="string" calcext:value-type="string">
            <text:p>60deg/15m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7v</text:p>
          </table:table-cell>
          <table:table-cell/>
          <table:table-cell table:style-name="ce2" office:value-type="string" calcext:value-type="string">
            <text:p>8v</text:p>
          </table:table-cell>
          <table:table-cell table:number-columns-repeated="4"/>
        </table:table-row>
      </table:table>
      <table:table table:name="M2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 \ 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6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 \ 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k -inc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8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 \ 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f</text:p>
          </table:table-cell>
        </table:table-row>
      </table:table>
      <table:table table:name="M3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 \ 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 office:value-type="string" calcext:value-type="string">
            <text:p>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6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 \ 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ok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k -inc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8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mpl \ fre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Ok – inc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5T12:25:36.030000000</meta:creation-date>
    <dc:date>2024-03-25T14:24:21.280000000</dc:date>
    <meta:editing-duration>PT17M22S</meta:editing-duration>
    <meta:editing-cycles>3</meta:editing-cycles>
    <meta:generator>LibreOffice/7.3.5.2$Windows_X86_64 LibreOffice_project/184fe81b8c8c30d8b5082578aee2fed2ea847c01</meta:generator>
    <meta:document-statistic meta:table-count="3" meta:cell-count="210" meta:object-count="0"/>
  </office:meta>
</office:document-meta>
</file>